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ff0000"/>
    </style:style>
    <style:style style:name="T4" style:family="text">
      <style:text-properties fo:color="#ff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PI used: </text:span></text:p>
      <text:p text:style-name="P2">maps URL</text:p>
      <text:p text:style-name="P2">Maps static API</text:p>
      <text:p text:style-name="P3"/>
      <text:list xml:id="list2811028893" text:style-name="WWNum2">
        <text:list-item>
          <text:p text:style-name="P4">The user will be prompted with a modal (pop-up designed through bootstrap).</text:p>
        </text:list-item>
        <text:list-item>
          <text:p text:style-name="P4">In the modal will be a static google maps image.</text:p>
          <text:list>
            <text:list-item>
              <text:p text:style-name="P6">This should be a clickable link to the google maps page</text:p>
            </text:list-item>
            <text:list-item>
              <text:p text:style-name="P6">The modal may also have buttons that take them to the map</text:p>
            </text:list-item>
          </text:list>
        </text:list-item>
        <text:list-item>
          <text:p text:style-name="P4"><text:span text:style-name="T3">When they reach google maps, there should be a list of grocery stores near them to</text:span> <text:span text:style-name="T3">choose from. THIS WILL BE OUTSIDE OF OUR APP</text:span></text:p>
          <text:list>
            <text:list-item>
              <text:p text:style-name="P6"><text:span text:style-name="T3">Destination parameter needed. For example: grocery stores near me.</text:span></text:p>
            </text:list-item>
          </text:list>
        </text:list-item>
      </text:list>
      <text:p text:style-name="P1"/>
      <text:p text:style-name="P1"/>
      <text:list xml:id="list423140136" text:style-name="WWNum1">
        <text:list-item>
          <text:p text:style-name="P5">The modal is written into the index.html and should be prompted by the onclick function of a recipe populated by the search bar. </text:p>
        </text:list-item>
        <text:list-item>
          <text:p text:style-name="P5">Vera is researching the functionality and implementation of the Maps API.</text:p>
        </text:list-item>
      </text:list>
      <text:p text:style-name="P1"/>
      <text:p text:style-name="P1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28" meta:character-count="677" meta:non-whitespace-character-count="566"/>
    <meta:generator>LibreOfficeDev/6.0.5.2$Linux_X86_64 LibreOffice_project/</meta:generator>
  </office:meta>
</office:document-meta>
</file>